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924dc" officeooo:paragraph-rsid="001924dc" style:font-size-asian="15pt" style:font-size-complex="15pt"/>
    </style:style>
    <style:style style:name="P2" style:family="paragraph" style:parent-style-name="Standard">
      <style:paragraph-properties fo:text-align="center" style:justify-single-word="false"/>
      <style:text-properties fo:font-size="15pt" officeooo:rsid="001bc2bc" officeooo:paragraph-rsid="001bc2bc" style:font-size-asian="15pt" style:font-size-complex="15pt"/>
    </style:style>
    <style:style style:name="P3" style:family="paragraph" style:parent-style-name="Standard">
      <style:paragraph-properties fo:text-align="start" style:justify-single-word="false"/>
      <style:text-properties fo:font-size="15pt" officeooo:rsid="001bc2bc" officeooo:paragraph-rsid="001f0d6f" style:font-size-asian="15pt" style:font-size-complex="15pt"/>
    </style:style>
    <style:style style:name="P4" style:family="paragraph" style:parent-style-name="Standard">
      <style:paragraph-properties fo:text-align="start" style:justify-single-word="false"/>
      <style:text-properties fo:font-size="15pt" officeooo:rsid="0026f653" officeooo:paragraph-rsid="0026f653" style:font-size-asian="15pt" style:font-size-complex="15pt"/>
    </style:style>
    <style:style style:name="P5" style:family="paragraph" style:parent-style-name="Text_20_body">
      <style:text-properties fo:font-size="15pt" style:font-size-asian="15pt" style:font-size-complex="15pt"/>
    </style:style>
    <style:style style:name="P6" style:family="paragraph" style:parent-style-name="Text_20_body">
      <style:text-properties fo:font-size="15pt" officeooo:rsid="00314c73" officeooo:paragraph-rsid="00314c73" style:font-size-asian="15pt" style:font-size-complex="15pt"/>
    </style:style>
    <style:style style:name="P7" style:family="paragraph" style:parent-style-name="Text_20_body">
      <style:text-properties fo:font-size="15pt" officeooo:rsid="003589a4" officeooo:paragraph-rsid="003589a4" style:font-size-asian="15pt" style:font-size-complex="15pt"/>
    </style:style>
    <style:style style:name="P8" style:family="paragraph" style:parent-style-name="Standard">
      <style:paragraph-properties fo:text-align="start" style:justify-single-word="false"/>
      <style:text-properties fo:font-size="15pt" officeooo:rsid="0021b311" officeooo:paragraph-rsid="0021b311" style:font-size-asian="15pt" style:font-size-complex="15pt"/>
    </style:style>
    <style:style style:name="P9" style:family="paragraph" style:parent-style-name="Standard">
      <style:paragraph-properties fo:text-align="start" style:justify-single-word="false"/>
      <style:text-properties fo:font-size="15pt" officeooo:rsid="002ba85f" officeooo:paragraph-rsid="002ba85f" style:font-size-asian="15pt" style:font-size-complex="15pt"/>
    </style:style>
    <style:style style:name="P10" style:family="paragraph" style:parent-style-name="Standard">
      <style:paragraph-properties fo:text-align="start" style:justify-single-word="false"/>
      <style:text-properties fo:font-size="15pt" officeooo:rsid="00314c73" officeooo:paragraph-rsid="00314c73" style:font-size-asian="15pt" style:font-size-complex="15pt"/>
    </style:style>
    <style:style style:name="P11" style:family="paragraph" style:parent-style-name="Standard">
      <style:paragraph-properties fo:text-align="start" style:justify-single-word="false"/>
      <style:text-properties fo:font-size="15pt" officeooo:rsid="001bc2bc" officeooo:paragraph-rsid="001f0d6f" style:font-size-asian="15pt" style:font-size-complex="15pt"/>
    </style:style>
    <style:style style:name="P12" style:family="paragraph" style:parent-style-name="Standard">
      <style:paragraph-properties fo:text-align="start" style:justify-single-word="false"/>
      <style:text-properties fo:font-size="15pt" officeooo:rsid="00331c7d" officeooo:paragraph-rsid="00331c7d" style:font-size-asian="15pt" style:font-size-complex="15pt"/>
    </style:style>
    <style:style style:name="T1" style:family="text">
      <style:text-properties officeooo:rsid="001bd2c8"/>
    </style:style>
    <style:style style:name="T2" style:family="text">
      <style:text-properties officeooo:rsid="0020b5d2"/>
    </style:style>
    <style:style style:name="T3" style:family="text">
      <style:text-properties officeooo:rsid="002305a3"/>
    </style:style>
    <style:style style:name="T4" style:family="text">
      <style:text-properties officeooo:rsid="0024992c"/>
    </style:style>
    <style:style style:name="T5" style:family="text">
      <style:text-properties officeooo:rsid="002d83c9"/>
    </style:style>
    <style:style style:name="T6" style:family="text">
      <style:text-properties officeooo:rsid="002e1311"/>
    </style:style>
    <style:style style:name="T7" style:family="text">
      <style:text-properties officeooo:rsid="00339d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zveštaj</text:p>
      <text:p text:style-name="P2">Pokretna traka sa sistemom za sortiranje</text:p>
      <text:p text:style-name="P10">Opis projekta</text:p>
      <text:p text:style-name="P3">Projekat se sastoji iz pokretne trake koja prenosi teret i mehaničke ruke koja razvrstava teret na osnovu boje. <text:span text:style-name="T1">Projekat predstavlja pojednostavljen model industrijske trake za sortiranje tereta. </text:span></text:p>
      <text:p text:style-name="P10">Hardver</text:p>
      <text:p text:style-name="P3">Tr<text:span text:style-name="T1">a</text:span>ka se sastoji iz dve valjkaste osovine od kojih se jedna pokreće dc motorom, a preko kojih se nalazi traka od gume. Sa jedne strane trake nalazi se mehanička ruka koja se <text:span text:style-name="T1">aktivira kada se iznad infracrvenog senzora nadje prepreka tj. teret. Mehanička ruka sastoji se iz hvataljke na vrhu koja se pokreće jednim servo motorom, na dnu se nalazi step motor koji okreće celu ruku. Ruka dovozi teret iznad senzora boje pre nego što sortira teret na osnovu očitane boje. </text:span></text:p>
      <text:p text:style-name="P8">Infracrveni senzor pokreta povezan je sa arduinom, njegovom aktivacijom pokreće se sekvenca <text:span text:style-name="T4">kojim se</text:span> zaustavlja dc motor koji pokreće traku i pomera <text:span text:style-name="T4">se</text:span> <text:span text:style-name="T3">mehanička ruka</text:span>. <text:s/>Napajanje dc motora koji pokreće traku kontroliše se arduinom. <text:span text:style-name="T2">Servo motor koji pokreće hvataljku napaja se i kontroliše putem arduina. Step motor ima eksterno napajanje i kontrolisan je drajverom koji je povezan i napaja se putem arduina. Step motor okreće ruku, u kojoj se nalazi teret, do senzora za boju. Senzor za boju povezan je i napaja se arduinom. Ruka se dalje okreće i ostavlja teret na mesto koje odgovara očitanoj boji, posle čega završava rotaciju i vraća se u početnu poziciju, dc motor nastavlja da radi do sledeće aktivacije senzora pokreta. </text:span></text:p>
      <text:p text:style-name="P10">Softver</text:p>
      <text:p text:style-name="P9">Infracrveni senzor vraća LOW vrednost kad je detektovan objekat ispred njega, u suprotnom vrednost ostaje HIGH. U<text:span text:style-name="T5">koliko je digitalno čitanje pina za infracrveni senzor nula</text:span> prekida se napon na dc motoru koji pokreće traku, a servo pomera hvataljku za odredjen broj stepeni, koji smo odredili višestrukim testiranjem. Zatim stepen motor<text:span text:style-name="T6"> </text:span>okreće <text:span text:style-name="T6">telo hvataljke </text:span>za odredjen broj koraka, tako da se teret nadje ispred senzora boje. Bilo je potrebno izvršiti kalibraciju senzora. <text:span text:style-name="T5">Selektovanjem odredjenih dioda u mogućnosti smo da dobijemo intenzitet različitih boja. Sledeći korak jeste uslovno sortiranje prema boji objekta i rotacija stepper motora do odredjenog mesta. Servo motor vraća hvataljku na početnu poziciju, pri čemu dolazi do ispuštanja objekta, i na kraju dolazi do rotacije hvataljke tela do početne pozicije.</text:span></text:p>
      <text:p text:style-name="P10">Zaključak </text:p>
      <text:p text:style-name="P12">Bilo je potrebno napraviti šemu za povezivanje elektronike, softver koji bi je pokretao i mašinski deo koji bi podržavao elektroniku. Poteškoće su se javljale u izboru implementaciji i optimizovanju elektronskih komponenti kao sto su senzori <text:soft-page-break/>boje i pokreta. Bilo je izazovno <text:span text:style-name="T7">implementovati steper motor sa odgovarajućim drajverom i kodom.</text:span></text:p>
      <text:p text:style-name="P12">Planiramo da povećamo funkcionalnost sistema dodatnim senzorima za provodnost, težinu, veličinu isl. <text:span text:style-name="T7">Poboljšanja u vidu veće nosivosti trake i robotske ruke su takodje u planu.</text:span></text:p>
      <text:p text:style-name="P5"/>
      <text:p text:style-name="P7">Komponente:<text:line-break/>Arduino UNO<text:line-break/>NEMA 17 Stepper motor<text:line-break/>Sg90 Servo motor<text:line-break/>DRV8825 Stepper motor driver <text:line-break/>DC motor sa gearbox-om<text:line-break/>IR senzor prepreke<text:line-break/>TCS3200 senzor boje<text:line-break/>IRF640 MOSFET tranzistor<text:line-break/>kondenzator od 100 mikrofarada</text:p>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r" fo:country="R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r" fo:country="R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07T13:53:04.678927637</meta:creation-date>
    <dc:date>2022-09-08T11:49:05.661592451</dc:date>
    <meta:editing-duration>PT29M40S</meta:editing-duration>
    <meta:editing-cycles>7</meta:editing-cycles>
    <meta:generator>LibreOffice/6.0.7.3$Linux_X86_64 LibreOffice_project/00m0$Build-3</meta:generator>
    <meta:document-statistic meta:table-count="0" meta:image-count="0" meta:object-count="0" meta:page-count="2" meta:paragraph-count="13" meta:word-count="463" meta:character-count="3021" meta:non-whitespace-character-count="2565"/>
  </office:meta>
</office:document-meta>
</file>